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ira Code" svg:font-family="'Fira Code', 'Droid Sans Mono', monospace, monospace, 'Droid Sans Fallback'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oboto" officeooo:rsid="0021801e"/>
    </style:style>
    <style:style style:name="P2" style:family="paragraph" style:parent-style-name="Standard">
      <style:text-properties style:font-name="Roboto" officeooo:rsid="0022daf3" officeooo:paragraph-rsid="0022daf3"/>
    </style:style>
    <style:style style:name="P3" style:family="paragraph" style:parent-style-name="Standard">
      <style:text-properties style:font-name="Roboto" officeooo:rsid="0023bccc" officeooo:paragraph-rsid="0024f530"/>
    </style:style>
    <style:style style:name="P4" style:family="paragraph" style:parent-style-name="Standard">
      <style:text-properties style:font-name="Roboto" officeooo:rsid="0024f530" officeooo:paragraph-rsid="0024f530"/>
    </style:style>
    <style:style style:name="P5" style:family="paragraph" style:parent-style-name="Standard">
      <style:text-properties style:font-name="Roboto" fo:font-weight="bold" officeooo:rsid="0024f530" officeooo:paragraph-rsid="0024f53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Roboto" fo:font-weight="bold" officeooo:rsid="0021801e" style:font-weight-asian="bold" style:font-weight-complex="bold"/>
    </style:style>
    <style:style style:name="P7" style:family="paragraph" style:parent-style-name="Standard">
      <style:text-properties officeooo:paragraph-rsid="0021801e"/>
    </style:style>
    <style:style style:name="P8" style:family="paragraph" style:parent-style-name="Standard">
      <style:text-properties officeooo:rsid="0022daf3" officeooo:paragraph-rsid="0022daf3"/>
    </style:style>
    <style:style style:name="P9" style:family="paragraph" style:parent-style-name="Standard">
      <style:text-properties officeooo:rsid="0023bccc" officeooo:paragraph-rsid="0023bccc"/>
    </style:style>
    <style:style style:name="P10" style:family="paragraph" style:parent-style-name="Standard">
      <style:text-properties officeooo:paragraph-rsid="0023bccc"/>
    </style:style>
    <style:style style:name="P11" style:family="paragraph" style:parent-style-name="Standard">
      <style:text-properties fo:font-weight="bold" officeooo:rsid="0021801e" officeooo:paragraph-rsid="0021801e" style:font-weight-asian="bold" style:font-weight-complex="bold"/>
    </style:style>
    <style:style style:name="P12" style:family="paragraph" style:parent-style-name="Standard">
      <style:text-properties fo:font-weight="bold" officeooo:rsid="0023bccc" officeooo:paragraph-rsid="0023bccc" style:font-weight-asian="bold" style:font-weight-complex="bold"/>
    </style:style>
    <style:style style:name="T1" style:family="text">
      <style:text-properties style:font-name="Roboto"/>
    </style:style>
    <style:style style:name="T2" style:family="text">
      <style:text-properties style:font-name="Roboto" officeooo:rsid="0021801e"/>
    </style:style>
    <style:style style:name="T3" style:family="text">
      <style:text-properties style:font-name="Roboto" officeooo:rsid="0022daf3"/>
    </style:style>
    <style:style style:name="T4" style:family="text">
      <style:text-properties style:font-name="Roboto" officeooo:rsid="0023bccc"/>
    </style:style>
    <style:style style:name="T5" style:family="text">
      <style:text-properties style:font-name="Roboto" officeooo:rsid="0024f530"/>
    </style:style>
    <style:style style:name="T6" style:family="text">
      <style:text-properties officeooo:rsid="0023bccc"/>
    </style:style>
    <style:style style:name="T7" style:family="text">
      <style:text-properties officeooo:rsid="0024f5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lixir – Paradigma funcional</text:p>
      <text:p text:style-name="P1"/>
      <text:p text:style-name="P5">Conceito</text:p>
      <text:p text:style-name="P2"/>
      <text:p text:style-name="P3"><text:tab/>Inicial da história do conceito de programação funcional <text:span text:style-name="T7">começou em</text:span> lambda.</text:p>
      <text:p text:style-name="P10"><text:span text:style-name="T5"><text:tab/>A</text:span><text:span text:style-name="T4"> programação funcional no elixir não é um código matemático absoluto </text:span><text:span text:style-name="T5">com </text:span><text:span text:style-name="T4">apenas funções recursivas ou cheio de caracteres desconhecidos </text:span><text:span text:style-name="T5">e</text:span><text:span text:style-name="T4"> aglomerados.</text:span></text:p>
      <text:p text:style-name="P2"><text:span text:style-name="T7"><text:tab/>O</text:span> principal objetivo da programação funcional é compor funções reduzidas e imutáveis e funções que mantêm seu estado <text:span text:style-name="T7">e</text:span> não se alteram . <text:span text:style-name="T6">Um modelo de programação no elixir é utilizar o pipe operador, <text:s/>que ajuda muito na hora de construir uma função com imutabilidade.</text:span></text:p>
      <text:p text:style-name="P1"/>
      <text:p text:style-name="P5">Diferenciação e comparação</text:p>
      <text:p text:style-name="P4"/>
      <text:p text:style-name="P7"><text:span text:style-name="T5"><text:tab/>A</text:span><text:span text:style-name="T2"> diferença principal entre programação funcional e orientação a objetos é que na orientação a objetos, temos na chamada um objeto e respectivamente seu método, já na programação funcional temos um modulo e respectivamente suas funções.</text:span></text:p>
      <text:p text:style-name="P7"><text:span text:style-name="T2"/></text:p>
      <text:p text:style-name="P11"><text:span text:style-name="T5">I</text:span><text:span text:style-name="T1">mutabilidade</text:span></text:p>
      <text:p text:style-name="P8"><text:span text:style-name="T5"><text:tab/>A</text:span><text:span text:style-name="T1">o passar um valor para uma variável é necessário </text:span><text:span text:style-name="T5">instanciar</text:span><text:span text:style-name="T1"> novamente pois os valores são armazenado</text:span><text:span text:style-name="T5">s</text:span><text:span text:style-name="T1"> em posições de memoria diferentes, fazendo com que não seja armazenado o estado da função. Isso serve para que quando for realizar procedimentos assíncronos não seja pesado ou dê algum problema pois geralmente </text:span><text:span text:style-name="T5">nesses casos</text:span><text:span text:style-name="T1"> não há garantia da integridade do valor salvo em memoria.</text:span></text:p>
      <text:p text:style-name="P8"><text:span text:style-name="T1"/></text:p>
      <text:p text:style-name="P12"><text:span text:style-name="T5">A</text:span><text:span text:style-name="T1">prendizado</text:span></text:p>
      <text:p text:style-name="P10"><text:span text:style-name="T4"><text:tab/>Programação funcional aparece em outras linguagens de uma forma diferente mas existe, como no caso de um map, filter </text:span><text:span text:style-name="T5">ou</text:span><text:span text:style-name="T4"> reduce em javascript, onde se passa uma função dentro de outra função, recebendo o nome de função de alta ordem.</text:span></text:p>
      <text:p text:style-name="P8"><text:span text:style-name="T1"/></text:p>
      <text:p text:style-name="P9"><text:span text:style-name="T1">Referencia de video </text:span></text:p>
      <text:p text:style-name="P9"><text:span text:style-name="T1">https://youtu.be/53Lv3efp7Rk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ira Code" svg:font-family="'Fira Code', 'Droid Sans Mono', monospace, monospace, 'Droid Sans Fallback'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9-05T10:21:30.894654108</meta:creation-date>
    <meta:generator>LibreOffice/6.4.6.2$Linux_X86_64 LibreOffice_project/40$Build-2</meta:generator>
    <dc:date>2021-09-05T12:05:13.988549144</dc:date>
    <meta:editing-duration>PT1H2M7S</meta:editing-duration>
    <meta:editing-cycles>1</meta:editing-cycles>
    <meta:document-statistic meta:table-count="0" meta:image-count="0" meta:object-count="0" meta:page-count="1" meta:paragraph-count="13" meta:word-count="228" meta:character-count="1483" meta:non-whitespace-character-count="1259"/>
  </office:meta>
</office:document-meta>
</file>